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30分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・・・んんん・・・ん・・・っ、んんぅ・・・っ
（もじもじもじもじもじっ、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、お手洗いに行きたいですわあぁ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どれくらい待てばいいんですの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し、今すぐこの計測が終わったとして、
　最後の1工程が残っていますのよ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また・・・お薬を飲み足して、ひたすら耐え
　続けるなんて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・・・も、もうさすがに・・・我慢の限界
　ですわっ！！　お手洗いに行かせてください
　まし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もじもじっ！　きゅううぅぅんっ、くねくね
　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のっ！　あのっ！！　こ、この実験は
まだ終わらないんですの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うー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測定状況から予想するに・・・あと
15分ってと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さ、最後の実験にはどれくらい
かかりますの・・・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後のは増強状態をコンスタントに維持
できるかどうかを見るだけだから、まあ5分くらい
で終わると思う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？　もしかして、けっこう切羽詰まって
きちゃ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え、そ、その・・・そんなことは・・・あ、ありま
せんわ・・・っ　（もじもじもじもじ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いうことは、あと20分でこの部屋から
　出られま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、あと・・・に・・・20分・・・ううぅぅ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願いです、もう少しだけ辛抱してくださいまし、
　わたくしの膀胱・・・っ！！　はう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ぁぁ・・・っ、もう・・・わたくし、も、もう・・・
（ぷるぷるぷるっ！　くねくねくね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、め・・・お手洗い・・・行きたい・・・っ、お、
お手洗い・・・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ぅ・・・我慢、で、できません・・・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る、ぅ、ぉ・・・お、ぉおしっこ・・・で、出て
しまいます・・・あ、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定着率はこんなもん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オーケイ、いよいよ最後のステップに移ろう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、やっと終わりが見えてきました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のお薬を飲むんですの！？　早く言い
なさいなっ！！　は、はやく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うど「1」のボトルが1メモリだけ残ってるはず
だから、それをきれいに飲み干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したら5分だけ様子を見ておしまい。
分か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すわね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ぐび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、さあ！　計測スタートですわ！！　きっちり
5分ですのよっ！！　よろしくて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はい！　んじゃ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5分・・・あと5分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たったの5分だけ耐えれば、お、お手洗いに
　行っておしっこができる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ぁぁ、は、早く全部出してスッキリしたぃ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溜まったおしっこを・・・ぉ、思いっきり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んんぅぅっ！　さ、最後の・・・我慢ですわ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・・・お手洗い・・・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早く・・・おしっこ・・・お手洗い・・・おパンツを
　脱いで・・・座って、ぉ、おしっこ・・・おしっ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思いっきり・・・おしっこ・・・出したい・・・っ
　出したいですわっ！！　おしっこ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ガクガクガクガク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、あぁ、ぁああ、あ・・・ぁ、ぁ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くしは蒼麗の歌姫っ、パンギーニの・・・
こ、高貴なる、令嬢っ、ぜ、ぜったいに・・・っ
お粗相だけは・・・っ！　それだけは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うぅぅぅっ！！！（ぶるぶるぶるぶ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ーしオッケーイ！！　ちゃんと増強状態が
維持できてる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にて全工程が終わった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ゅ、終了ですわっ！！！　開けてっ！！！
扉を！！　は、早く扉を開けてくださいまし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もぅわたくしっ、わたくしっ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、今開けるからちょっと待っ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　そう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モノは相談なんだけどさ、実はもう1つだけ
計測したいデータがあるん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えﾞ・・・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絶対必要ってわけじゃないんだけどさ、
できればこの機会に記録しておきた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3分！　いや、2分でいいから！　お願い！
だめ？　無理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そ、そんな・・・もう、わたくし限界なのに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で断ればわたくしがお手洗いを
　我慢できないことを告白するようなもの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わたくし・・・ど、どうしたらっ！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と2分我慢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限界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2分・・・つまり、120秒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120秒の間だけ、ぜ、全力で我慢すれば・・・っ
　それだけで、わ、わたくしの威厳は保たれる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、よっ、よろしく・・・てよ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・・・始めて、ください、な・・・ぁ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がと！　さすが魔族のエリートさんは
懐が深いね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魔力練成の流動記録を・・・開始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・・・っ、ふぅ・・・っ、ふ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我慢我慢がまんガマンがまんがまん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しっこガマンっ、がまん、おしっこ我慢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ちゃだめ、でないで、お願い、出ないで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ん、んっ、ぁ、ああぁっ　（きゅううぅぅんっ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くぁっ！！　なみ・・・波が・・・っ！！　ぁあ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ぁうっ！！　だ・・・め、お・・・抑え、き、
きれな・・・い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ぷしゅうぅっ！　じゅじゅ・・・ぷしょわ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・・・いやあぁぁっ！！　も、も、ぅ、だ・・・
だめ・・・だめええぇ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あけ、開けてっ！！　あけてええぇ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のおぉっ！！！　わ、わ、
わたくし、だめ、もうだめっ！！！　お願い、
あけ、・・・あけて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ままじゃ、あ、ぁぁ、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おぉ、おそ、お粗相してしまいそうですの
おおおぉぉぉっ！！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、なんか姉さんヤバそう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ん、ぁ、ああん、はあぅう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だめ、だめえ・・・ぇ・・・も、・・・む、むりぃ
はああぁぁ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め、ぁ、ああ、ぁ、あけ、開けない、で、ぇえ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、ぃ、いやあああぁぁぁぁーーーーー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た、わたくしが・・・！！　こ、この・・・
わたくしが・・・っ！！　はふうううぅぅぅ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ん・・・</text:p>
          </table:table-cell>
          <table:table-cell table:style-name="ce0" office:value-type="string">
            <text:p>Map609
</text:p>
          </table:table-cell>
          <table:table-cell table:style-name="ce0"/>
          <table:table-cell table:style-name="ce0" office:value-type="string">
            <text:p>Y-Yeah...</text:p>
          </table:table-cell>
          <table:table-cell table:number-columns-repeated="1020"/>
        </table:table-row>
        <table:table-row>
          <table:table-cell table:style-name="ce0" office:value-type="string">
            <text:p>ごめ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わああぁぁぁーーん！！　サッファァァ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あけたのおおぉぉ～～～っ！！！
びえええええぇぇぇぇぇぇええええん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と、その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こに扉があったから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っわ、やっべー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りあえず今はフェードアウトしとこ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やっぱり、これ以上は無理ですわ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威厳を保ちたいのは山々ですが、も、もう
　我慢の限界ですのぉ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の・・・も、もうしわけないのですが、
その・・・あの・・・わたくし、も、も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、おて・・・お手洗いに行きたくて、その・・・っ
我慢・・・で、できませんの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すぐ開けてくださいましぃ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う？　残念だな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いいや、協力あんがとね！　今開ける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ああぁぁっ！　やっと・・・やっとお手洗いに
　行けますわ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お手洗いで、お、ぉしっこ・・・っ！！！
　おしっこができるうぅ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わわぁぁっ！！　しゅるしゅ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ひゅっ！？！？　あ、あんっ！！　はぁぁ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ぁぁっ、い、いや・・・だめ・・・でないで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、ま、まだ・・・だ、め・・・ぇ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はあぁぁっ！！　く、ぅ・・・ぁ・・・は、ふ・・・ぅ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ほ、本当に・・・だめ、限界、ですわぁ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う・・・ま、間に合わなぃっ！　お手洗いまで
　我慢できないいいぃぃっ！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っ！　はぁっ！　か、か、空の・・・ボト、
ボトルうう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あぁ////　こ、このわたくしが・・・こんな
・・・っ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あぁあぁ～～～♪　き、気持ちいいです
わああぁぁ・・・/////////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ぁうっ！　も、もういっぱいになって
しまいますわ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めないと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んんんんんんん～～～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・・・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・・・はあ・・・</text:p>
          </table:table-cell>
          <table:table-cell table:style-name="ce0" office:value-type="string">
            <text:p>Map605
</text:p>
          </table:table-cell>
          <table:table-cell table:style-name="ce0"/>
          <table:table-cell table:style-name="ce0" office:value-type="string">
            <text:p>Haaah... haaah...</text:p>
          </table:table-cell>
          <table:table-cell table:number-columns-repeated="1020"/>
        </table:table-row>
        <table:table-row>
          <table:table-cell table:style-name="ce0" office:value-type="string">
            <text:p>魔界のお嬢様ってのは、ボトルがトイレなの？
（ニヤニヤ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ぴいいぃぃっ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ょわああぁ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。</text:p>
          </table:table-cell>
          <table:table-cell table:style-name="ce0" office:value-type="string">
            <text:p>Map404</text:p>
          </table:table-cell>
          <table:table-cell table:style-name="ce0"/>
          <table:table-cell table:style-name="ce0" office:value-type="string">
            <text:p>Ah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2+01:00</meta:creation-date>
    <dc:date>2020-02-11T20:00:1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